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officeooo:rsid="0585ebea" officeooo:paragraph-rsid="0585ebea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5bfdadc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5b08156" officeooo:paragraph-rsid="05aad19a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5b08156" officeooo:paragraph-rsid="05b08156"/>
    </style:style>
    <style:style style:name="P10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11" style:family="paragraph" style:parent-style-name="Heading_20_2">
      <style:paragraph-properties fo:text-align="end" style:justify-single-word="false" style:writing-mode="rl-tb"/>
      <style:text-properties style:use-window-font-color="true" officeooo:paragraph-rsid="05a51d6c"/>
    </style:style>
    <style:style style:name="P12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c333d2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c6f509"/>
    </style:style>
    <style:style style:name="P14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85ebea"/>
    </style:style>
    <style:style style:name="P15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c2048f"/>
    </style:style>
    <style:style style:name="P16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aad19a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c2048f"/>
    </style:style>
    <style:style style:name="P18" style:family="paragraph" style:parent-style-name="Text_20_body">
      <style:text-properties style:use-window-font-color="true"/>
    </style:style>
    <style:style style:name="P19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20" style:family="paragraph" style:parent-style-name="Text_20_body">
      <style:text-properties style:use-window-font-color="true" officeooo:rsid="05830722" officeooo:paragraph-rsid="05b3d691"/>
    </style:style>
    <style:style style:name="P21" style:family="paragraph" style:parent-style-name="Text_20_body">
      <style:text-properties style:use-window-font-color="true" officeooo:rsid="05b3d691" officeooo:paragraph-rsid="05b48436"/>
    </style:style>
    <style:style style:name="P22" style:family="paragraph" style:parent-style-name="Text_20_body">
      <style:text-properties style:use-window-font-color="true" officeooo:paragraph-rsid="05b1e2d3"/>
    </style:style>
    <style:style style:name="P23" style:family="paragraph" style:parent-style-name="Text_20_body">
      <style:text-properties style:use-window-font-color="true" officeooo:paragraph-rsid="05bbe304"/>
    </style:style>
    <style:style style:name="P24" style:family="paragraph" style:parent-style-name="Text_20_body">
      <style:text-properties style:use-window-font-color="true" fo:font-weight="normal" officeooo:rsid="05a2eacb" officeooo:paragraph-rsid="05b1e2d3" style:font-weight-asian="normal" style:font-weight-complex="normal"/>
    </style:style>
    <style:style style:name="P25" style:family="paragraph" style:parent-style-name="Text_20_body">
      <style:text-properties officeooo:rsid="05aad19a" officeooo:paragraph-rsid="05aad19a"/>
    </style:style>
    <style:style style:name="P26" style:family="paragraph" style:parent-style-name="Text_20_body">
      <style:text-properties officeooo:rsid="05b48436" officeooo:paragraph-rsid="05b9c5d1"/>
    </style:style>
    <style:style style:name="P27" style:family="paragraph" style:parent-style-name="Text_20_body">
      <style:text-properties officeooo:rsid="05c333d2" officeooo:paragraph-rsid="05c333d2"/>
    </style:style>
    <style:style style:name="P28" style:family="paragraph" style:parent-style-name="Text_20_body">
      <style:text-properties officeooo:rsid="05ca2785" officeooo:paragraph-rsid="05ca2785"/>
    </style:style>
    <style:style style:name="P29" style:family="paragraph" style:parent-style-name="Text_20_body" style:list-style-name="L1">
      <style:text-properties officeooo:paragraph-rsid="05b3d691"/>
    </style:style>
    <style:style style:name="P30" style:family="paragraph" style:parent-style-name="Text_20_body" style:list-style-name="L1">
      <style:text-properties officeooo:rsid="05b48436" officeooo:paragraph-rsid="05b48436"/>
    </style:style>
    <style:style style:name="P31" style:family="paragraph" style:parent-style-name="Text_20_body">
      <style:text-properties style:use-window-font-color="true" officeooo:rsid="05b48436" officeooo:paragraph-rsid="05b48436"/>
    </style:style>
    <style:style style:name="P32" style:family="paragraph" style:parent-style-name="Text_20_body">
      <style:text-properties officeooo:rsid="05c333d2" officeooo:paragraph-rsid="05d0b190"/>
    </style:style>
    <style:style style:name="P33" style:family="paragraph" style:parent-style-name="Text_20_body">
      <style:text-properties officeooo:rsid="05ca2785" officeooo:paragraph-rsid="05d0b190"/>
    </style:style>
    <style:style style:name="P3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3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ca2785" officeooo:paragraph-rsid="05d0b190"/>
    </style:style>
    <style:style style:name="P3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37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P38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d0b190"/>
    </style:style>
    <style:style style:name="P39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d0b190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a51d6c"/>
    </style:style>
    <style:style style:name="T11" style:family="text">
      <style:text-properties style:text-position="0% 100%" officeooo:rsid="05bf4708"/>
    </style:style>
    <style:style style:name="T12" style:family="text">
      <style:text-properties style:text-position="0% 100%" officeooo:rsid="05bfdadc"/>
    </style:style>
    <style:style style:name="T13" style:family="text">
      <style:text-properties style:text-position="0% 100%" officeooo:rsid="05c2048f"/>
    </style:style>
    <style:style style:name="T14" style:family="text">
      <style:text-properties style:text-position="0% 100%" officeooo:rsid="05c6f509"/>
    </style:style>
    <style:style style:name="T15" style:family="text">
      <style:text-properties style:text-position="0% 100%" officeooo:rsid="05c7220a"/>
    </style:style>
    <style:style style:name="T16" style:family="text">
      <style:text-properties style:text-position="0% 100%" officeooo:rsid="05d0b190"/>
    </style:style>
    <style:style style:name="T17" style:family="text">
      <style:text-properties officeooo:rsid="05226f8d"/>
    </style:style>
    <style:style style:name="T18" style:family="text">
      <style:text-properties officeooo:rsid="052c9289"/>
    </style:style>
    <style:style style:name="T19" style:family="text">
      <style:text-properties officeooo:rsid="054740c5"/>
    </style:style>
    <style:style style:name="T20" style:family="text">
      <style:text-properties officeooo:rsid="0550dfd7"/>
    </style:style>
    <style:style style:name="T21" style:family="text">
      <style:text-properties fo:font-weight="normal" officeooo:rsid="05b1e2d3" style:font-weight-asian="normal" style:font-weight-complex="normal"/>
    </style:style>
    <style:style style:name="T22" style:family="text">
      <style:text-properties fo:font-weight="normal" officeooo:rsid="05b89435" style:font-weight-asian="normal" style:font-weight-complex="normal"/>
    </style:style>
    <style:style style:name="T23" style:family="text">
      <style:text-properties fo:font-weight="normal" officeooo:rsid="05bbe304" style:font-weight-asian="normal" style:font-weight-complex="normal"/>
    </style:style>
    <style:style style:name="T24" style:family="text">
      <style:text-properties fo:font-weight="normal" officeooo:rsid="05bd39a8" style:font-weight-asian="normal" style:font-weight-complex="normal"/>
    </style:style>
    <style:style style:name="T25" style:family="text">
      <style:text-properties fo:font-weight="normal" officeooo:rsid="05be0504" style:font-weight-asian="normal" style:font-weight-complex="normal"/>
    </style:style>
    <style:style style:name="T26" style:family="text">
      <style:text-properties fo:font-weight="normal" officeooo:rsid="05cc2f2e" style:font-weight-asian="normal" style:font-weight-complex="normal"/>
    </style:style>
    <style:style style:name="T27" style:family="text">
      <style:text-properties fo:font-weight="normal" officeooo:rsid="05cef337" style:font-weight-asian="normal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5b3d691"/>
    </style:style>
    <style:style style:name="T30" style:family="text">
      <style:text-properties style:use-window-font-color="true" officeooo:rsid="05b48436"/>
    </style:style>
    <style:style style:name="T31" style:family="text">
      <style:text-properties style:use-window-font-color="true" officeooo:rsid="05b74655"/>
    </style:style>
    <style:style style:name="T32" style:family="text">
      <style:text-properties style:use-window-font-color="true" officeooo:rsid="05b9c5d1"/>
    </style:style>
    <style:style style:name="T33" style:family="text">
      <style:text-properties officeooo:rsid="05a51d6c"/>
    </style:style>
    <style:style style:name="T34" style:family="text">
      <style:text-properties officeooo:rsid="05aca18c"/>
    </style:style>
    <style:style style:name="T35" style:family="text">
      <style:text-properties officeooo:rsid="05b48436"/>
    </style:style>
    <style:style style:name="T36" style:family="text">
      <style:text-properties officeooo:rsid="05bf880b"/>
    </style:style>
    <style:style style:name="T37" style:family="text">
      <style:text-properties officeooo:rsid="05c15b31"/>
    </style:style>
    <style:style style:name="T38" style:family="text">
      <style:text-properties officeooo:rsid="05c333d2"/>
    </style:style>
    <style:style style:name="T39" style:family="text">
      <style:text-properties style:text-position="sub 58%"/>
    </style:style>
    <style:style style:name="T40" style:family="text">
      <style:text-properties officeooo:rsid="05c6f509"/>
    </style:style>
    <style:style style:name="T41" style:family="text">
      <style:text-properties officeooo:rsid="05d0b19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7">מטלה</text:span> –<text:span text:style-name="T18"> מכרזי ויקרי-קלארק-גרובס ומיירסון</text:span></text:h>
      <text:p text:style-name="P19">יש לענות על שאלה אחת לבחירתכם.</text:p>
      <text:p text:style-name="P3">שאלה <text:span text:style-name="T20">1</text:span>: <text:span text:style-name="T19">שוק דו-צדדי</text:span></text:p>
      <text:p text:style-name="P20">אחד השימושים של תורת המכרזים הוא ניהול אוטומטי של שוק דו-צדדי, <text:span text:style-name="T35">שיש בו גם קונים וגם מוכרים, כמו למשל בבורסה לניירות ערך.</text:span> <text:span text:style-name="T35">לצורך השאלה נניח שכל מוכר מחזיק מניה אחת, כל קונה מעוניין במניה אחת, וכל המניות זהות (של אותה חברה).</text:span></text:p>
      <text:p text:style-name="P21">א. <text:span text:style-name="T35">נניח שבבורסה יש:</text:span></text:p>
      <text:list xml:id="list4009813001" text:style-name="L1">
        <text:list-item>
          <text:p text:style-name="P29"><text:span text:style-name="T29">חמישה מוכרים, המייחסים למניה שלהם </text:span><text:span text:style-name="T30">את הערכים הבאים: 1, 3, 5, 7, 9.</text:span></text:p>
        </text:list-item>
        <text:list-item>
          <text:p text:style-name="P30"><text:span text:style-name="T28">חמישה קונים, המייחסים לאותה מניה את הערכים: </text:span><text:span text:style-name="T31">10, 8, 6, 4, 2</text:span><text:span text:style-name="T28">.</text:span></text:p>
        </text:list-item>
      </text:list>
      <text:p text:style-name="P31">מהו המסחר הממקסם את סכום הערכים – כמה מניות נסחרות, מי מוכר ומי קונה?</text:p>
      <text:p text:style-name="P26"><text:span text:style-name="T29">ב. </text:span><text:span text:style-name="T32">מה הם תשלומי VCG בשוק של סעיף א? <text:s text:c="2"/>מה הבעיה בתשלומים אלה?</text:span></text:p>
      <text:p text:style-name="P22"><text:span text:style-name="T23">ג</text:span><text:span text:style-name="T21">. </text:span><text:span text:style-name="T22">נתון כלל-הבחירה </text:span><text:span text:style-name="T23">"בחר את כל הקונים והמוכרים במסחר האופטימלי". מה הם תשלומי מיירסון עבור כלל זה? הדגימו על השוק של סעיף א.</text:span></text:p>
      <text:p text:style-name="P23"><text:span text:style-name="T24">ד</text:span><text:span text:style-name="T21">. </text:span><text:span text:style-name="T22">נתון כלל-הבחירה </text:span><text:span text:style-name="T23">"בחר את כל הקונים והמוכרים במסחר האופטימלי, פרט לזוג </text:span><text:span text:style-name="T27">קונה-מוכר </text:span><text:span text:style-name="T23">עם ההפרש הקטן ביותר". מה הם תשלומי מיירסון </text:span><text:span text:style-name="T25">עבור כלל זה</text:span><text:span text:style-name="T23">? הדגימו על השוק של סעיף א.</text:span></text:p>
      <text:p text:style-name="P24"/>
      <text:p text:style-name="P10"><text:span text:style-name="T2">שאלה</text:span><text:span text:style-name="T3"> </text:span><text:span text:style-name="T16">2</text:span><text:span text:style-name="T2">: </text:span><text:span text:style-name="T4">תיכנות </text:span><text:span text:style-name="T8">- כלל-התשלום של מיירסון</text:span></text:p>
      <text:p text:style-name="P18"><text:span text:style-name="T4">נ</text:span><text:span text:style-name="T1">תו</text:span><text:span text:style-name="T4">נה פונקציה המייצגת כלל-בחירה. כותרת הפונקציה:</text:span></text:p>
      <text:p text:style-name="P14"><text:span text:style-name="T11">def </text:span><text:span text:style-name="T1">choice</text:span><text:span text:style-name="T5">s</text:span><text:span text:style-name="T1"> (values: </text:span><text:span text:style-name="T11">List[float]) → List[bool]: ...</text:span></text:p>
      <text:p text:style-name="P4">הפונקציה מקבלת כקלט וקטור של מספרים המייצגים את הערכים של השחקנים <text:span text:style-name="T34">(בשקלים)</text:span>. הפונקציה מחזירה כפלט וקטור בוליאני המחזיר, לגבי כל שחקן, האם הוא נבחר או לא.</text:p>
      <text:p text:style-name="P6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יירסון</text:span><text:span text:style-name="T5">. כותרת הפונקציה:</text:span></text:p>
      <text:p text:style-name="P16"><text:span text:style-name="T36">def </text:span>payments (<text:span text:style-name="T36">values: List[float</text:span>]) →<text:span text:style-name="T36"> List[float]: ...</text:span></text:p>
      <text:p text:style-name="P7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7"><text:span text:style-name="T1">אם הפונקציה מגלה שכלל-הבחירה אינו מונוטוני - היא צריכה לזרוק חריגה </text:span><text:span text:style-name="T12">מתאימה</text:span><text:span text:style-name="T1">.</text:span></text:p>
      <text:p text:style-name="P34"/>
      <text:p text:style-name="P11"><text:span text:style-name="T2">שאלה</text:span><text:span text:style-name="T3"> </text:span><text:span text:style-name="T16">3</text:span><text:span text:style-name="T2">: </text:span><text:span text:style-name="T4">תיכנות –</text:span><text:span text:style-name="T8"> </text:span><text:span text:style-name="T10">מכרז מיירסון לבעיית התרמיל</text:span></text:p>
      <text:p text:style-name="P25">נתון מערך גלובלי <text:span text:style-name="T37">בשם weights, </text:span>שבו האיבר ה-i מייצג את המשקל של השחקן ה-i.</text:p>
      <text:p text:style-name="P8"><text:soft-page-break/>א. בחרו אחד מאלגוריתמי-הקירוב שלמדנו (א, ב, או א+ב), <text:s/>וכיתבו את פונקציית-הבחירה המתאימה לו:</text:p>
      <text:p text:style-name="P15"><text:span text:style-name="T13">def</text:span><text:span text:style-name="T1"> choice</text:span><text:span text:style-name="T5">s</text:span><text:span text:style-name="T1"> (values: </text:span><text:span text:style-name="T13">List[</text:span><text:span text:style-name="T9">double</text:span><text:span text:style-name="T1">]) →</text:span><text:span text:style-name="T13"> List[bool]: ...</text:span></text:p>
      <text:p text:style-name="P9">ב. בחרו אחד מאלגוריתמי-הקירוב שלמדנו (א, ב, או א+ב), <text:s/>וכיתבו את פונקציית-התשלום המתאימה לו:</text:p>
      <text:p text:style-name="P17"><text:span text:style-name="T36">def </text:span>payments (<text:span text:style-name="T36">values: List[float</text:span>]) →<text:span text:style-name="T36"> List[float]: ...</text:span></text:p>
      <text:p text:style-name="P5">כאן (בניגוד לשאלה הקודמת) חישוב התשלומים צריך להיות מדוייק, ע"י נוסחה מפורשת.</text:p>
      <text:p text:style-name="P5"/>
      <text:p text:style-name="P39">שאלה <text:span text:style-name="T41">4</text:span>: <text:span text:style-name="T38">דוגמאות למכרזי מיירסון</text:span></text:p>
      <text:p text:style-name="P32">הסעיפים הבאים מתייחסים לכלל-הבחירה "בחר את הערך הגבוה ביותר, בתנאי שהוא לפחות 10".</text:p>
      <text:p text:style-name="P32">א. הראו (ע"י דוגמה) שתשלומי וק"ג עבור כלל זה אינם מגלי-אמת.</text:p>
      <text:p text:style-name="P32">ב. תנו נוסחה לחישוב תשלומי מיירסון עבור כלל זה. הדגימו את הנוסחה.</text:p>
      <text:p text:style-name="P32">בסעיפים הבאים, נתון שלכל משתתף i יש משקל w<text:span text:style-name="T39">i</text:span> שהוא מידע ציבורי. כלל-הבחירה הוא "בחר את המשתתף שהמכפלה ערך*משקל (v<text:span text:style-name="T39">i</text:span>*w<text:span text:style-name="T39">i</text:span>) שלו היא הגדולה ביותר".</text:p>
      <text:p text:style-name="P32">ג. הראו (ע"י דוגמה) שתשלומי וק"ג עבור כלל זה אינם מגלי-אמת.</text:p>
      <text:p text:style-name="P32">ד. תנו נוסחה לחישוב תשלומי מיירסון עבור כלל זה. הדגימו את הנוסחה.</text:p>
      <text:p text:style-name="P38"/>
      <text:p text:style-name="P38">שאלה <text:span text:style-name="T41">5</text:span>: <text:span text:style-name="T40">אלגוריתם אמיתי למציאת עץ פורש מקסימלי</text:span></text:p>
      <text:p text:style-name="P33">נתון גרף לא-מכוון, שבו לכל קשת יש ערך. כל קשת שייכת למישהו, והערך הוא מידע פרטי של הבעלים.</text:p>
      <text:p text:style-name="P33">א. הדגימו את אלגוריתם VCG למציאת עץ פורש עם ערך מקסימלי.</text:p>
      <text:p text:style-name="P35">ב. הדגימו את אלגוריתם מיירסון למציאת עץ פורש עם ערך מקסימל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2T15:28:39.183986651</dc:date>
    <meta:editing-duration>P11DT9H28M41S</meta:editing-duration>
    <meta:editing-cycles>1318</meta:editing-cycles>
    <dc:creator>Erel Segal-Halevi</dc:creator>
    <meta:document-statistic meta:table-count="0" meta:image-count="0" meta:object-count="0" meta:page-count="2" meta:paragraph-count="39" meta:word-count="479" meta:character-count="2740" meta:non-whitespace-character-count="2295"/>
  </office:meta>
</office:document-meta>
</file>